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9a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Identify the part of speech of the missing words. Write the part of speech in the blank; example: noun or verb, adverb...<text:line-break/></text:span><text:line-break/>1- Following the recent trouble with delayed deliveries, I have been ----------------- informed that we will be changing supplies very soon. <text:bookmark text:name="GapSpan0"/><text:line-break/><text:line-break/>2- The government is concerned that due to the economic situation, growthin tax revenues might be ------------------- than expected. <text:bookmark text:name="GapSpan1"/><text:line-break/><text:line-break/>3- The guests were amazed by the ----------------- statues in the garden. <text:bookmark text:name="GapSpan2"/><text:line-break/><text:line-break/>4- Ms. Watkins was ---------------- pleased with her retirement present. <text:bookmark text:name="GapSpan3"/><text:line-break/><text:line-break/>5- While Jane was at college, she ------------------ to her sister every week. <text:bookmark text:name="GapSpan4"/><text:line-break/><text:line-break/>6- The project team found it very difficult to hide their --------------- over the rejection. <text:bookmark text:name="GapSpan5"/><text:line-break/><text:line-break/>7- The report suggested there was an immeditae need to improve cost --------------. <text:bookmark text:name="GapSpan6"/><text:line-break/><text:line-break/>8- The delegates seemed to find the presentation very ------------------. </text:p>
      <text:p text:style-name="Standard"><text:bookmark text:name="GapSpan7"/></text:p>
      <text:p text:style-name="Standard"><text:span text:style-name="T2">9</text:span>- It has long been ---------------------- that small downturns in the US economy can have a global impact. <text:bookmark text:name="GapSpan01"/><text:line-break/><text:line-break/><text:span text:style-name="T2">10- </text:span><text:s/>The sales clerk ----------------- charged me twice for the light bulbs I bought. <text:bookmark text:name="GapSpan11"/><text:line-break/><text:line-break/><text:span text:style-name="T2">11</text:span>- Due to disappointing sales, the money ---------------- for new computers was unavailable. <text:bookmark text:name="GapSpan21"/><text:line-break/><text:line-break/><text:span text:style-name="T2">12- </text:span><text:s/>The city welfare fund collects donations to aid the local --------------------; including underprivileged citizens. <text:bookmark text:name="GapSpan3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3:17:14.601000000</meta:creation-date>
    <meta:print-date>2017-10-23T13:18:31.349000000</meta:print-date>
    <dc:date>2017-10-23T13:19:06.417000000</dc:date>
    <meta:editing-duration>PT1M52S</meta:editing-duration>
    <meta:editing-cycles>1</meta:editing-cycles>
    <meta:document-statistic meta:table-count="0" meta:image-count="0" meta:object-count="0" meta:page-count="1" meta:paragraph-count="2" meta:word-count="198" meta:character-count="1304" meta:non-whitespace-character-count="1086"/>
    <meta:generator>LibreOffice/5.3.5.2$Windows_x86 LibreOffice_project/50d9bf2b0a79cdb85a3814b592608037a682059d</meta:generator>
  </office:meta>
</office:document-meta>
</file>